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, monospac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style:line-height-at-least="0.1665in" fo:orphans="2" fo:widows="2" fo:text-indent="0in" style:auto-text-indent="false" fo:padding="0in" fo:border="none"/>
      <style:text-properties fo:font-variant="normal" fo:text-transform="none" fo:color="#000000" loext:opacity="100%" style:font-name="Ubuntu Mono" fo:font-size="9.75pt" fo:letter-spacing="normal" fo:font-style="normal" fo:font-weight="normal" loext:padding="0in" loext:border="none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style:line-height-at-least="0.1665in" fo:orphans="2" fo:widows="2" fo:text-indent="0in" style:auto-text-indent="false" fo:padding="0in" fo:border="none"/>
      <style:text-properties fo:font-variant="normal" fo:text-transform="none" fo:color="#000000" loext:opacity="100%" style:font-name="Ubuntu Mono" fo:font-size="9.75pt" fo:letter-spacing="normal" fo:font-style="normal" fo:font-weight="normal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style:line-height-at-least="0.1665in" fo:orphans="2" fo:widows="2" fo:text-indent="0in" style:auto-text-indent="false" fo:padding="0in" fo:border="none"/>
      <style:text-properties fo:font-variant="normal" fo:text-transform="none" fo:color="#000000" loext:opacity="100%" fo:letter-spacing="normal" loext:padding="0in" loext:border="none"/>
    </style:style>
    <style:style style:name="P4" style:family="paragraph" style:parent-style-name="Preformatted_20_Text">
      <style:paragraph-properties fo:margin-left="0in" fo:margin-right="0in" fo:margin-top="0in" fo:margin-bottom="0in" style:contextual-spacing="false" style:line-height-at-least="0.1665in" fo:orphans="2" fo:widows="2" fo:text-indent="0in" style:auto-text-indent="false" fo:padding="0in" fo:border="none"/>
      <style:text-properties fo:font-variant="normal" fo:text-transform="none" fo:color="#0000ff" loext:opacity="100%" style:font-name="Ubuntu Mono" fo:font-size="9.75pt" fo:letter-spacing="normal" fo:font-style="normal" fo:font-weight="normal"/>
    </style:style>
    <style:style style:name="P5" style:family="paragraph" style:parent-style-name="Preformatted_20_Text">
      <style:paragraph-properties fo:margin-left="0in" fo:margin-right="0in" fo:margin-top="0in" fo:margin-bottom="0in" style:contextual-spacing="false" style:line-height-at-least="0.1665in" fo:orphans="2" fo:widows="2" fo:text-indent="0in" style:auto-text-indent="false" fo:padding="0in" fo:border="none"/>
    </style:style>
    <style:style style:name="T1" style:family="text">
      <style:text-properties fo:color="#0000ff" loext:opacity="100%"/>
    </style:style>
    <style:style style:name="T2" style:family="text">
      <style:text-properties style:font-name="Ubuntu Mono" fo:font-size="9.75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rstudio_console_output"/><text:span text:style-name="T1">&gt; # Define matrix</text:span></text:p>
      <text:p text:style-name="P2"><text:span text:style-name="T1">&gt; T2 &lt;- matrix(c(3, -1, 1,</text:span></text:p>
      <text:p text:style-name="P2"><text:span text:style-name="T1">+ <text:s text:c="15"/>-1, 5, -1,</text:span></text:p>
      <text:p text:style-name="P2"><text:span text:style-name="T1">+ <text:s text:c="15"/>1, -1, 3),</text:span></text:p>
      <text:p text:style-name="P2"><text:span text:style-name="T1">+ <text:s text:c="13"/>nrow = 3, byrow = TRUE)</text:span></text:p>
      <text:p text:style-name="P4">&gt; </text:p>
      <text:p text:style-name="P2"><text:span text:style-name="T1">&gt; # Eigen value and Eigen vector</text:span></text:p>
      <text:p text:style-name="P2"><text:span text:style-name="T1">&gt; Eigen.val.vec2 &lt;- eigen(T2)</text:span></text:p>
      <text:p text:style-name="P4">&gt; </text:p>
      <text:p text:style-name="P2"><text:span text:style-name="T1">&gt; Eigen.val.vec2</text:span></text:p>
      <text:p text:style-name="P1">eigen() decomposition</text:p>
      <text:p text:style-name="P1">$values</text:p>
      <text:p text:style-name="P1">[1] 6 3 2</text:p>
      <text:p text:style-name="P5"/>
      <text:p text:style-name="P1">$vectors</text:p>
      <text:p text:style-name="P3"><text:s text:c="11"/><text:span text:style-name="T2">[,1] <text:s text:c="5"/>[,2] <text:s text:c="9"/>[,3]</text:span></text:p>
      <text:p text:style-name="P1">[1,] <text:s/>0.4082483 0.5773503 <text:s/>7.071068e-01</text:p>
      <text:p text:style-name="P1">[2,] -0.8164966 0.5773503 <text:s/>4.440892e-16</text:p>
      <text:p text:style-name="P1">[3,] <text:s/>0.4082483 0.5773503 -7.071068e-01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9T14:39:14.371630594</meta:creation-date>
    <dc:date>2026-02-19T14:39:21.264952018</dc:date>
    <meta:editing-duration>PT7S</meta:editing-duration>
    <meta:editing-cycles>1</meta:editing-cycles>
    <meta:document-statistic meta:table-count="0" meta:image-count="0" meta:object-count="0" meta:page-count="1" meta:paragraph-count="18" meta:word-count="63" meta:character-count="417" meta:non-whitespace-character-count="298"/>
    <meta:generator>LibreOffice/24.2.7.2$Linux_X86_64 LibreOffice_project/420$Build-2</meta:generator>
  </office:meta>
</office:document-meta>
</file>